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6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61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EST</text:p>
          </table:table-cell>
          <table:table-cell table:number-columns-repeated="6"/>
        </table:table-row>
        <table:table-row table:style-name="ro1">
          <table:table-cell table:style-name="ce1" office:value-type="string">
            <text:p>Draw box in OpenCV on webcam stream</text:p>
          </table:table-cell>
          <table:table-cell table:number-columns-repeated="6"/>
        </table:table-row>
        <table:table-row table:style-name="ro1">
          <table:table-cell office:value-type="string">
            <text:p>Avg FPS (taken over 2 minutes)</text:p>
          </table:table-cell>
          <table:table-cell/>
          <table:table-cell table:style-name="ce1" office:value-type="string">
            <text:p>Run 1</text:p>
          </table:table-cell>
          <table:table-cell table:style-name="ce1" office:value-type="string">
            <text:p>Run 2</text:p>
          </table:table-cell>
          <table:table-cell table:style-name="ce1" office:value-type="string">
            <text:p>Run 3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</text:p>
          </table:table-cell>
        </table:table-row>
        <table:table-row table:style-name="ro1">
          <table:table-cell/>
          <table:table-cell table:style-name="ce1" office:value-type="string">
            <text:p>Python</text:p>
          </table:table-cell>
          <table:table-cell office:value-type="float" office:value="15.007346">
            <text:p>15.01</text:p>
          </table:table-cell>
          <table:table-cell office:value-type="float" office:value="15.00735">
            <text:p>15.01</text:p>
          </table:table-cell>
          <table:table-cell office:value-type="float" office:value="15.006884">
            <text:p>15.01</text:p>
          </table:table-cell>
          <table:table-cell table:style-name="ce2" table:formula="of:=AVERAGE([.C4:.E4])" office:value-type="float" office:value="15.0071933333333">
            <text:p>15.007193</text:p>
          </table:table-cell>
          <table:table-cell table:style-name="ce3" table:formula="of:=STDEV([.C4];[.D4];[.E4])" office:value-type="float" office:value="0.000267897990536725">
            <text:p>2.68E-04</text:p>
          </table:table-cell>
        </table:table-row>
        <table:table-row table:style-name="ro1">
          <table:table-cell/>
          <table:table-cell table:style-name="ce1" office:value-type="string">
            <text:p>CplusPlus</text:p>
          </table:table-cell>
          <table:table-cell office:value-type="float" office:value="14.9662">
            <text:p>14.97</text:p>
          </table:table-cell>
          <table:table-cell office:value-type="float" office:value="14.9642">
            <text:p>14.96</text:p>
          </table:table-cell>
          <table:table-cell office:value-type="float" office:value="14.9638">
            <text:p>14.96</text:p>
          </table:table-cell>
          <table:table-cell table:style-name="ce2" table:formula="of:=AVERAGE([.C5:.E5])" office:value-type="float" office:value="14.9647333333333">
            <text:p>14.964733</text:p>
          </table:table-cell>
          <table:table-cell table:style-name="ce3" table:formula="of:=STDEV([.C5];[.D5];[.E5])" office:value-type="float" office:value="0.00128582010146577">
            <text:p>1.29E-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>
            <draw:frame table:end-cell-address="Sheet1.D18" table:end-x="0.035cm" table:end-y="0.248cm" draw:z-index="0" draw:style-name="gr1" svg:width="8.084cm" svg:height="5.173cm" svg:x="0.446cm" svg:y="0.023cm">
              <draw:object draw:notify-on-update-of-ranges="Sheet1.B4:Sheet1.B5 Sheet1.C4:Sheet1.C5 Sheet1.D4:Sheet1.D5 Sheet1.E4:Sheet1.E5" xlink:href="./Object 1" xlink:type="simple" xlink:show="embed" xlink:actuate="onLoad"/>
              <draw:image xlink:href="./ObjectReplacements/Object 1" xlink:type="simple" xlink:show="embed" xlink:actuate="onLoad"/>
              <svg:title>OpenCV Image Capture in Python and CPlusPlus</svg:title>
            </draw:frame>
          </table:table-cell>
          <table:table-cell table:number-columns-repeated="5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style-name="ce1" office:value-type="string">
            <text:p>Gaussian Blur</text:p>
          </table:table-cell>
          <table:table-cell table:number-columns-repeated="6"/>
        </table:table-row>
        <table:table-row table:style-name="ro1">
          <table:table-cell office:value-type="string">
            <text:p>I choose to create an equal looking blur</text:p>
          </table:table-cell>
          <table:table-cell/>
          <table:table-cell table:style-name="ce1" office:value-type="string">
            <text:p>Run 1</text:p>
          </table:table-cell>
          <table:table-cell table:style-name="ce1" office:value-type="string">
            <text:p>Run 2</text:p>
          </table:table-cell>
          <table:table-cell table:style-name="ce1" office:value-type="string">
            <text:p>Run 3</text:p>
          </table:table-cell>
          <table:table-cell table:style-name="ce1" office:value-type="string">
            <text:p>Mean</text:p>
          </table:table-cell>
          <table:table-cell table:style-name="ce1" office:value-type="string">
            <text:p>Std Dev</text:p>
          </table:table-cell>
        </table:table-row>
        <table:table-row table:style-name="ro1">
          <table:table-cell/>
          <table:table-cell table:style-name="ce1" office:value-type="string">
            <text:p>Python</text:p>
          </table:table-cell>
          <table:table-cell office:value-type="float" office:value="14.968987">
            <text:p>14.97</text:p>
          </table:table-cell>
          <table:table-cell office:value-type="float" office:value="14.953608">
            <text:p>14.95</text:p>
          </table:table-cell>
          <table:table-cell office:value-type="float" office:value="14.970845">
            <text:p>14.97</text:p>
          </table:table-cell>
          <table:table-cell table:style-name="ce2" table:formula="of:=AVERAGE([.C26:.E26])" office:value-type="float" office:value="14.96448">
            <text:p>14.964480</text:p>
          </table:table-cell>
          <table:table-cell table:style-name="ce3" table:formula="of:=STDEV([.E26];[.D26];[.E26])" office:value-type="float" office:value="0.00995178659002245">
            <text:p>9.95E-03</text:p>
          </table:table-cell>
        </table:table-row>
        <table:table-row table:style-name="ro1">
          <table:table-cell/>
          <table:table-cell table:style-name="ce1" office:value-type="string">
            <text:p>CplusPlus</text:p>
          </table:table-cell>
          <table:table-cell office:value-type="float" office:value="4.08165">
            <text:p>4.08</text:p>
          </table:table-cell>
          <table:table-cell office:value-type="float" office:value="4.04797">
            <text:p>4.05</text:p>
          </table:table-cell>
          <table:table-cell office:value-type="float" office:value="4.04227">
            <text:p>4.04</text:p>
          </table:table-cell>
          <table:table-cell table:style-name="ce2" table:formula="of:=AVERAGE([.C27:.E27])" office:value-type="float" office:value="4.05729666666667">
            <text:p>4.057297</text:p>
          </table:table-cell>
          <table:table-cell table:style-name="ce3" table:formula="of:=STDEV([.C27];[.D27];[.E27])" office:value-type="float" office:value="0.0212822962420252">
            <text:p>2.13E-0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>
            <draw:frame table:end-cell-address="Sheet1.C43" table:end-x="1.604cm" table:end-y="0.339cm" draw:z-index="1" draw:style-name="gr1" svg:width="8.151cm" svg:height="6.177cm" svg:x="0.043cm" svg:y="0.01cm">
              <draw:object draw:notify-on-update-of-ranges="Sheet1.B26:Sheet1.B27 Sheet1.C26:Sheet1.C27 Sheet1.D26:Sheet1.D27 Sheet1.E26:Sheet1.E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Z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3">03/09/2009</text:date>, <text:time>22:1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3T20:31:31</meta:creation-date>
    <dc:date>2009-09-03T22:16:50</dc:date>
    <meta:editing-duration>PT01H40M07S</meta:editing-duration>
    <meta:editing-cycles>14</meta:editing-cycles>
    <meta:generator>OpenOffice.org/3.0$Unix OpenOffice.org_project/300m15$Build-9379</meta:generator>
    <meta:document-statistic meta:table-count="3" meta:cell-count="3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symbol-type="automatic"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automatic" chart:symbol-width="0.103cm" chart:symbol-height="0.103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automatic" chart:symbol-width="0.103cm" chart:symbol-height="0.103cm"/>
      <style:graphic-properties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085cm" svg:height="5.174cm" chart:class="chart:bar" chart:style-name="ch1">
        <chart:title svg:x="1.45cm" svg:y="0.105cm" chart:style-name="ch2">
          <text:p>Draw a box over an image</text:p>
        </chart:title>
        <chart:subtitle svg:x="1.847cm" svg:y="0.709cm" chart:style-name="ch3">
          <text:p>OpenCV, Python vs CPP</text:p>
        </chart:subtitle>
        <chart:plot-area chart:style-name="ch4" table:cell-range-address="Sheet1.B4:Sheet1.E5" chart:data-source-has-labels="column" svg:x="0.121cm" svg:y="1.264cm" svg:width="7.803cm" svg:height="3.905cm">
          <chart:axis chart:dimension="x" chart:name="primary-x" chart:style-name="ch5">
            <chart:title svg:x="3.568cm" svg:y="4.7cm" chart:style-name="ch6">
              <text:p>Language</text:p>
            </chart:title>
            <chart:categories table:cell-range-address="Sheet1.B4:Sheet1.B5"/>
          </chart:axis>
          <chart:axis chart:dimension="y" chart:name="primary-y" chart:style-name="ch7">
            <chart:title svg:x="0.162cm" svg:y="4.358cm" chart:style-name="ch8">
              <text:p>Frames Per Second</text:p>
            </chart:title>
            <chart:grid chart:style-name="ch9" chart:class="major"/>
          </chart:axis>
          <chart:series chart:style-name="ch10" chart:values-cell-range-address="Sheet1.C4:Sheet1.C5" chart:class="chart:bar">
            <chart:data-point chart:repeated="2"/>
          </chart:series>
          <chart:series chart:style-name="ch11" chart:values-cell-range-address="Sheet1.D4:Sheet1.D5" chart:class="chart:bar">
            <chart:data-point chart:repeated="2"/>
          </chart:series>
          <chart:series chart:style-name="ch12" chart:values-cell-range-address="Sheet1.E4:Sheet1.E5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5">Python</text:p>
              </table:table-cell>
              <table:table-cell office:value-type="float" office:value="15.007346">
                <text:p text:id="Sheet1.C4:Sheet1.C5">15.007346</text:p>
              </table:table-cell>
              <table:table-cell office:value-type="float" office:value="15.00735">
                <text:p text:id="Sheet1.D4:Sheet1.D5">15.00735</text:p>
              </table:table-cell>
              <table:table-cell office:value-type="float" office:value="15.006884">
                <text:p text:id="Sheet1.E4:Sheet1.E5">15.006884</text:p>
              </table:table-cell>
            </table:table-row>
            <table:table-row>
              <table:table-cell office:value-type="string">
                <text:p>CplusPlus</text:p>
              </table:table-cell>
              <table:table-cell office:value-type="float" office:value="14.9662">
                <text:p>14.9662</text:p>
              </table:table-cell>
              <table:table-cell office:value-type="float" office:value="14.9642">
                <text:p>14.9642</text:p>
              </table:table-cell>
              <table:table-cell office:value-type="float" office:value="14.9638">
                <text:p>14.9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8.152cm" svg:height="6.178cm" chart:class="chart:bar" chart:style-name="ch1">
        <chart:title svg:x="2.673cm" svg:y="0.124cm" chart:style-name="ch2">
          <text:p>Gaussian Blur</text:p>
        </chart:title>
        <chart:subtitle svg:x="1.88cm" svg:y="0.75cm" chart:style-name="ch3">
          <text:p>OpenCV, Python vs CPP</text:p>
        </chart:subtitle>
        <chart:plot-area chart:style-name="ch4" table:cell-range-address="Sheet1.B26:Sheet1.E27" chart:data-source-has-labels="column" svg:x="0.125cm" svg:y="1.324cm" svg:width="7.864cm" svg:height="4.809cm">
          <chart:axis chart:dimension="x" chart:name="primary-x" chart:style-name="ch5">
            <chart:title svg:x="3.602cm" svg:y="5.684cm" chart:style-name="ch6">
              <text:p>Language</text:p>
            </chart:title>
            <chart:categories table:cell-range-address="Sheet1.B26:Sheet1.B27"/>
          </chart:axis>
          <chart:axis chart:dimension="y" chart:name="primary-y" chart:style-name="ch7">
            <chart:title svg:x="0.164cm" svg:y="4.871cm" chart:style-name="ch8">
              <text:p>Frames Per Second</text:p>
            </chart:title>
            <chart:grid chart:style-name="ch9" chart:class="major"/>
          </chart:axis>
          <chart:series chart:style-name="ch10" chart:values-cell-range-address="Sheet1.C26:Sheet1.C27" chart:class="chart:bar">
            <chart:data-point chart:repeated="2"/>
          </chart:series>
          <chart:series chart:style-name="ch11" chart:values-cell-range-address="Sheet1.D26:Sheet1.D27" chart:class="chart:bar">
            <chart:data-point chart:repeated="2"/>
          </chart:series>
          <chart:series chart:style-name="ch12" chart:values-cell-range-address="Sheet1.E26:Sheet1.E27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Sheet1.B26:Sheet1.B27">Python</text:p>
              </table:table-cell>
              <table:table-cell office:value-type="float" office:value="14.968987">
                <text:p text:id="Sheet1.C26:Sheet1.C27">14.968987</text:p>
              </table:table-cell>
              <table:table-cell office:value-type="float" office:value="14.953608">
                <text:p text:id="Sheet1.D26:Sheet1.D27">14.953608</text:p>
              </table:table-cell>
              <table:table-cell office:value-type="float" office:value="14.970845">
                <text:p text:id="Sheet1.E26:Sheet1.E27">14.970845</text:p>
              </table:table-cell>
            </table:table-row>
            <table:table-row>
              <table:table-cell office:value-type="string">
                <text:p>CplusPlus</text:p>
              </table:table-cell>
              <table:table-cell office:value-type="float" office:value="4.08165">
                <text:p>4.08165</text:p>
              </table:table-cell>
              <table:table-cell office:value-type="float" office:value="4.04797">
                <text:p>4.04797</text:p>
              </table:table-cell>
              <table:table-cell office:value-type="float" office:value="4.04227">
                <text:p>4.04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